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294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no-wrap" fo:border="none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bold" style:font-name-complex="Calibri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 fo:border="none"/>
      <style:text-properties fo:color="#538135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fo:border="none"/>
      <style:text-properties fo:color="#bf8f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 fo:border="none"/>
      <style:text-properties fo:color="#2e74b5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fo:border="none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 fo:border="none"/>
      <style:text-properties fo:color="#c45911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no-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wrap-option="no-wrap" fo:border="none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bold" style:font-name-complex="Calibri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 fo:border="none"/>
      <style:text-properties fo:color="#aeaaaa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 fo:border="non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 fo:border="none"/>
      <style:text-properties fo:color="#c45911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bold" style:font-name-complex="Calibri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 fo:border="none"/>
      <style:text-properties fo:color="#538135" style:text-outline="false" style:text-line-through-style="none" style:text-line-through-type="none" style:font-name="Calibri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 fo:border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 fo:border="none"/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none"/>
      <style:text-properties fo:color="#538135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none"/>
      <style:text-properties fo:color="#538135" style:text-outline="false" style:text-line-through-style="none" style:text-line-through-type="none" style:font-name="Calibri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  <style:text-properties fo:color="#2e74b5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fo:color="#bf8f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none"/>
      <style:text-properties fo:color="#c45911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f8f00" style:font-name="Calibri" fo:font-size="11pt" style:letter-kerning="true" fo:language="de" fo:country="DE" style:language-asian="ar" style:country-asian="SA" style:font-name-asian="Calibri" style:font-name-complex="Calibri" style:font-size-asian="11pt"/>
    </style:style>
    <style:style style:name="T2" style:family="text">
      <style:text-properties fo:color="#538135" style:font-name="Calibri" fo:font-size="11pt" style:text-underline-style="solid" style:text-underline-width="auto" style:text-underline-color="font-color" style:letter-kerning="true" fo:language="de" fo:country="DE" style:language-asian="ar" style:country-asian="SA" style:font-name-asian="Calibri" style:font-name-complex="Calibri" style:font-size-asian="11pt"/>
    </style:style>
    <style:style style:name="T3" style:family="text">
      <style:text-properties fo:color="#2e74b5" style:font-name="Calibri" fo:font-size="11pt" style:letter-kerning="true" fo:language="en" fo:country="US" style:language-asian="ar" style:country-asian="SA" style:font-name-asian="Calibri" style:font-name-complex="Calibri" style:font-size-asian="11pt"/>
    </style:style>
    <style:style style:name="T4" style:family="text">
      <style:text-properties style:use-window-font-color="true" style:font-name="Calibri" fo:font-size="11pt" style:letter-kerning="true" fo:language="en" fo:country="US" style:language-asian="ar" style:country-asian="SA" style:font-name-asian="Calibri" style:font-name-complex="Calibri" style:font-size-asian="11pt"/>
    </style:style>
    <style:style style:name="T5" style:family="text">
      <style:text-properties fo:color="#c45911" style:font-name="Calibri" fo:font-size="11pt" style:letter-kerning="true" fo:language="de" fo:country="DE" style:language-asian="ar" style:country-asian="SA" style:font-name-asian="Calibri" style:font-name-complex="Calibri" style:font-size-asian="11pt"/>
    </style:style>
    <style:style style:name="T6" style:family="text">
      <style:text-properties fo:color="#538135" style:font-name="Calibri" fo:font-size="11pt" style:letter-kerning="true" fo:language="de" fo:country="DE" style:language-asian="ar" style:country-asian="SA" style:font-name-asian="Calibri" style:font-name-complex="Calibri" style:font-size-asian="11pt"/>
    </style:style>
    <style:style style:name="T7" style:family="text">
      <style:text-properties fo:color="#0563c1" style:font-name="Calibri" fo:font-size="11pt" style:text-underline-style="solid" style:text-underline-width="auto" style:text-underline-color="font-color" style:letter-kerning="true" fo:language="de" fo:country="DE" style:language-asian="ar" style:country-asian="SA" style:font-name-asian="Calibri" style:font-name-complex="Calibri" style:font-size-asian="11pt"/>
    </style:style>
    <style:style style:name="T8" style:family="text">
      <style:text-properties fo:color="#2e74b5" style:font-name="Calibri" fo:font-size="11pt" style:letter-kerning="true" fo:language="de" fo:country="DE" style:language-asian="ar" style:country-asian="SA" style:font-name-asian="Calibri" style:font-name-complex="Calibri" style:font-size-asian="11pt"/>
    </style:style>
    <style:style style:name="T9" style:family="text">
      <style:text-properties fo:color="#538135" style:font-name="Calibri" fo:font-size="11pt" style:letter-kerning="true" fo:language="en" fo:country="US" style:language-asian="ar" style:country-asian="SA" style:font-name-asian="Calibri" style:font-name-complex="Calibri" style:font-size-asian="11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4" table:default-cell-style-name="Default"/>
        <table:table-row table:style-name="ro1"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Punkte (H5P)</text:p>
          </table:table-cell>
          <table:table-cell table:style-name="ce1" office:value-type="string" calcext:value-type="string">
            <text:p>XP (Level Up XP)</text:p>
          </table:table-cell>
          <table:table-cell table:style-name="ce1" office:value-type="string" calcext:value-type="string">
            <text:p>Aktiv. Abschluss</text:p>
          </table:table-cell>
          <table:table-cell table:style-name="ce1" office:value-type="string" calcext:value-type="string">
            <text:p>Begriffe</text:p>
          </table:table-cell>
          <table:table-cell table:style-name="ce1" office:value-type="string" calcext:value-type="string">
            <text:p>Badges</text:p>
          </table:table-cell>
          <table:table-cell table:style-name="ce1" office:value-type="string" calcext:value-type="string">
            <text:p>Quellen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Passwortsicherheit</text:p>
          </table:table-cell>
          <table:covered-table-cell table:number-columns-repeated="6" table:style-name="ce9"/>
          <table:table-cell/>
        </table:table-row>
        <table:table-row table:style-name="ro1">
          <table:table-cell table:style-name="ce2" office:value-type="string" calcext:value-type="string">
            <text:p>(1/13) Einleitung Passwortsicherhe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stehen</text:p>
          </table:table-cell>
          <table:table-cell table:style-name="ce2" table:number-columns-repeated="2"/>
          <table:table-cell table:style-name="ce2"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3" office:value-type="string" calcext:value-type="string">
            <text:p>(2/13) Minispiel „Passwörter der Promis“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3"/>
          <table:table-cell table:style-name="ce3" office:value-type="string" calcext:value-type="string">
            <text:p>Tinkerbell</text:p>
          </table:table-cell>
          <table:table-cell table:style-name="ce14" office:value-type="string" calcext:value-type="string">
            <text:p><text:a xlink:href="https://commons.wikimedia.org/wiki/File:Donald_Trump_and_Mike_Pence_RNC_July_2016.jpg" xlink:type="simple">Trump</text:a><text:span text:style-name="T1">, </text:span><text:a xlink:href="https://commons.wikimedia.org/wiki/File:Mark_Zuckerberg_F8_2019_Keynote_(32830578717).jpg" xlink:type="simple">Zuckerberg</text:a><text:span text:style-name="T1">, </text:span><text:a xlink:href="https://www.flickr.com/photos/23403548@N04/2235403462/" xlink:type="simple">Clinton</text:a><text:span text:style-name="T1"> </text:span><text:a xlink:href="https://www.digitaltrends.com/computing/embarrassing-password-got-celebrities-hacked/" xlink:type="simple">Artikel</text:a></text:p>
          </table:table-cell>
          <table:table-cell/>
        </table:table-row>
        <table:table-row table:style-name="ro1">
          <table:table-cell table:style-name="ce2" office:value-type="string" calcext:value-type="string">
            <text:p>(3/13) Passwörter knacken mit Brute For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estehen</text:p>
          </table:table-cell>
          <table:table-cell table:style-name="ce2" office:value-type="string" calcext:value-type="string">
            <text:p>Brute Force</text:p>
          </table:table-cell>
          <table:table-cell table:style-name="ce2"/>
          <table:table-cell table:style-name="ce15" office:value-type="string" calcext:value-type="string">
            <text:p><text:a xlink:href="https://checkdeinpasswort.de/" xlink:type="simple">checkdeinpasswort.de</text:a><text:span text:style-name="T2">, </text:span><text:a xlink:href="https://www.ensecur.de/datenschutzberatung/datenschutzlexikon/technik-organisation/brute-force-angriff/" xlink:type="simple">Brute Force</text:a></text:p>
          </table:table-cell>
          <table:table-cell/>
        </table:table-row>
        <table:table-row table:style-name="ro1">
          <table:table-cell table:style-name="ce2" office:value-type="string" calcext:value-type="string">
            <text:p>(4/13) Weitere Methoden der Hack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zeigen</text:p>
          </table:table-cell>
          <table:table-cell table:style-name="ce2" table:number-columns-repeated="2"/>
          <table:table-cell table:style-name="ce15" office:value-type="string" calcext:value-type="string">
            <text:p><text:a xlink:href="https://hpi.de/news/jahrgaenge/2023/123456789-ist-das-beliebteste-passwort-2023-in-deutschland.html" xlink:type="simple">HPI</text:a><text:span text:style-name="T2">, </text:span><text:a xlink:href="https://de.wikipedia.org/wiki/Listen_der_häufigsten_Passwörter" xlink:type="simple">Wikipedia</text:a><text:span text:style-name="T2">, </text:span></text:p>
          </table:table-cell>
          <table:table-cell/>
        </table:table-row>
        <table:table-row table:style-name="ro1">
          <table:table-cell table:style-name="ce4" office:value-type="string" calcext:value-type="string">
            <text:p>(5/13) Tricks für sichere Passwört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Bestehen</text:p>
          </table:table-cell>
          <table:table-cell table:style-name="ce10" table:number-columns-repeated="2"/>
          <table:table-cell table:style-name="ce5" office:value-type="string" calcext:value-type="string">
            <text:p><text:a xlink:href="https://www.bsi.bund.de/DE/Themen/Verbraucherinnen-und-Verbraucher/Informationen-und-Empfehlungen/Cyber-Sicherheitsempfehlungen/Accountschutz/Sichere-Passwoerter-erstellen/Umgang-mit-Passwoertern/umgang-mit-passwoertern_node.html" xlink:type="simple">BSI</text:a></text:p>
          </table:table-cell>
          <table:table-cell/>
        </table:table-row>
        <table:table-row table:style-name="ro1">
          <table:table-cell table:style-name="ce4" office:value-type="string" calcext:value-type="string">
            <text:p>(6/13) Passwörter richtig speicher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zeigen</text:p>
          </table:table-cell>
          <table:table-cell table:style-name="ce4" office:value-type="string" calcext:value-type="string">
            <text:p>Passwort-Manager, Master-Passwort</text:p>
          </table:table-cell>
          <table:table-cell table:style-name="ce4"/>
          <table:table-cell table:style-name="ce5" office:value-type="string" calcext:value-type="string">
            <text:p><text:a xlink:href="https://commons.wikimedia.org/w/index.php?curid=131419071" xlink:type="simple">Logo</text:a>, s. 5/13</text:p>
          </table:table-cell>
          <table:table-cell/>
        </table:table-row>
        <table:table-row table:style-name="ro1">
          <table:table-cell table:style-name="ce3" office:value-type="string" calcext:value-type="string">
            <text:p>(7/13) Minispiel „Unsichere Speicherorte fin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3"/>
          <table:table-cell table:style-name="ce3" office:value-type="string" calcext:value-type="string">
            <text:p>Versteckspiel</text:p>
          </table:table-cell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(8/13) Passwörter änder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zeigen</text:p>
          </table:table-cell>
          <table:table-cell table:style-name="ce4" office:value-type="string" calcext:value-type="string">
            <text:p>Leak, Standardpasswort</text:p>
          </table:table-cell>
          <table:table-cell table:style-name="ce4"/>
          <table:table-cell table:style-name="ce14" office:value-type="string" calcext:value-type="string">
            <text:p><text:a xlink:href="https://haveibeenpwned.com/" xlink:type="simple">HaveIBeenPwned</text:a><text:span text:style-name="T3">, </text:span><text:a xlink:href="https://sec.hpi.de/ilc/?lang=de" xlink:type="simple">Identity Leak Checker</text:a><text:span text:style-name="T3">, </text:span><text:a xlink:href="https://www.schufa.de/identchecker/" xlink:type="simple">IdentChecker</text:a><text:span text:style-name="T3">, </text:span><text:a xlink:href="https://www.meineschufa.de/SCHUFA-IdentChecker" xlink:type="simple">IdentSafe Monitor</text:a><text:span text:style-name="T3">, </text:span><text:a xlink:href="http://insecam.org/" xlink:type="simple">Insecam</text:a><text:span text:style-name="T4">, s. 5/13</text:span></text:p>
          </table:table-cell>
          <table:table-cell/>
        </table:table-row>
        <table:table-row table:style-name="ro1">
          <table:table-cell table:style-name="ce4" office:value-type="string" calcext:value-type="string">
            <text:p>(9/13) Weitere Hinwei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zeigen</text:p>
          </table:table-cell>
          <table:table-cell table:style-name="ce10" table:number-columns-repeated="2"/>
          <table:table-cell table:style-name="ce5" office:value-type="string" calcext:value-type="string">
            <text:p>s. 5/13</text:p>
          </table:table-cell>
          <table:table-cell/>
        </table:table-row>
        <table:table-row table:style-name="ro1">
          <table:table-cell table:style-name="ce5" office:value-type="string" calcext:value-type="string">
            <text:p>(10/13) Abschlusstest: Passwortsicherheit</text:p>
          </table:table-cell>
          <table:table-cell table:style-name="ce5" office:value-type="string" calcext:value-type="string">
            <text:p>Mind. 18/27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string" calcext:value-type="string">
            <text:p>Bestehen</text:p>
          </table:table-cell>
          <table:table-cell table:style-name="ce5"/>
          <table:table-cell table:style-name="ce10"/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(11/13) Download: Checkliste Passwortsicherheit</text:p>
          </table:table-cell>
          <table:table-cell table:style-name="ce10"/>
          <table:table-cell table:style-name="ce5" table:number-columns-repeated="5"/>
          <table:table-cell/>
        </table:table-row>
        <table:table-row table:style-name="ro1">
          <table:table-cell table:style-name="ce6" office:value-type="string" calcext:value-type="string">
            <text:p>(12/13) Exkurs: 2-Faktor-Authentifizierung</text:p>
          </table:table-cell>
          <table:table-cell table:style-name="ce6" table:number-columns-repeated="5"/>
          <table:table-cell table:style-name="ce14" office:value-type="string" calcext:value-type="string">
            <text:p><text:a xlink:href="https://de.wikipedia.org/wiki/Zwei-Faktor-Authentisierung" xlink:type="simple">2FA Wikipedia</text:a><text:span text:style-name="T5">, </text:span><text:a xlink:href="https://www.bsi.bund.de/DE/Themen/Verbraucherinnen-und-Verbraucher/Informationen-und-Empfehlungen/Cyber-Sicherheitsempfehlungen/Accountschutz/Zwei-Faktor-Authentisierung/zwei-faktor-authentisierung_node.html" xlink:type="simple">2FA BSI</text:a></text:p>
          </table:table-cell>
          <table:table-cell/>
        </table:table-row>
        <table:table-row table:style-name="ro1">
          <table:table-cell table:style-name="ce5" office:value-type="string" calcext:value-type="string">
            <text:p>(13/13) Abschlusszertifikat Passwortsicherheit</text:p>
          </table:table-cell>
          <table:table-cell table:style-name="ce6" table:number-columns-repeated="3"/>
          <table:table-cell table:style-name="ce10" table:number-columns-repeated="2"/>
          <table:table-cell table:style-name="ce5"/>
          <table:table-cell/>
        </table:table-row>
        <table:table-row table:style-name="ro2">
          <table:table-cell table:style-name="ce7" office:value-type="string" calcext:value-type="string" table:number-columns-spanned="7" table:number-rows-spanned="1">
            <text:p>Phishing</text:p>
          </table:table-cell>
          <table:covered-table-cell table:number-columns-repeated="6"/>
          <table:table-cell/>
        </table:table-row>
        <table:table-row table:style-name="ro1">
          <table:table-cell table:style-name="ce2" office:value-type="string" calcext:value-type="string">
            <text:p>(1/15) Einleitung Phish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stehen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string" calcext:value-type="string">
            <text:p>(2/15) Teures Phish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zeigen</text:p>
          </table:table-cell>
          <table:table-cell table:style-name="ce2" table:number-columns-repeated="2"/>
          <table:table-cell table:style-name="ce14" office:value-type="string" calcext:value-type="string">
            <text:p><text:a xlink:href="https://www.lto.de/recht/nachrichten/n/olg-frankfurt-am-main-9u323-phishing-sparkasse-betrug-ueberweisung-sms/" xlink:type="simple">Anwalt</text:a><text:span text:style-name="T6">, </text:span><text:a xlink:href="https://blog.avast.com/de/hacked-celebrities" xlink:type="simple">Bezos</text:a><text:span text:style-name="T6">, </text:span><text:a xlink:href="https://www.biallo.de/verbraucherschutz/news/phishing-sms-betrug/" xlink:type="simple">Frau</text:a></text:p>
          </table:table-cell>
          <table:table-cell/>
        </table:table-row>
        <table:table-row table:style-name="ro1">
          <table:table-cell table:style-name="ce2" office:value-type="string" calcext:value-type="string">
            <text:p>(3/15) Was wollen Hacker?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estehen</text:p>
          </table:table-cell>
          <table:table-cell table:style-name="ce2"/>
          <table:table-cell table:style-name="ce10"/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(4/15) Wie machen das Hacker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estehen</text:p>
          </table:table-cell>
          <table:table-cell table:style-name="ce2" office:value-type="string" calcext:value-type="string">
            <text:p>Social Engineering, Phishing</text:p>
          </table:table-cell>
          <table:table-cell table:style-name="ce2"/>
          <table:table-cell table:style-name="ce14" office:value-type="string" calcext:value-type="string">
            <text:p><text:a xlink:href="https://www.bsi.bund.de/DE/Themen/Verbraucherinnen-und-Verbraucher/Cyber-Sicherheitslage/Methoden-der-Cyber-Kriminalitaet/Social-Engineering/social-engineering_node.html" xlink:type="simple">BSI</text:a><text:span text:style-name="T6"> </text:span></text:p>
          </table:table-cell>
          <table:table-cell/>
        </table:table-row>
        <table:table-row table:style-name="ro1">
          <table:table-cell table:style-name="ce4" office:value-type="string" calcext:value-type="string">
            <text:p>(5/15) Phishing-Mails erkenne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Bestehen</text:p>
          </table:table-cell>
          <table:table-cell table:style-name="ce4"/>
          <table:table-cell table:style-name="ce10"/>
          <table:table-cell table:style-name="ce5" office:value-type="string" calcext:value-type="string">
            <text:p><text:a xlink:href="https://www.bsi.bund.de/DE/Themen/Verbraucherinnen-und-Verbraucher/Cyber-Sicherheitslage/Methoden-der-Cyber-Kriminalitaet/Spam-Phishing-Co/Passwortdiebstahl-durch-Phishing/Wie-erkenne-ich-Phishing-in-E-Mails-und-auf-Webseiten/wie-erkenne-ich-phishing-in-e-mails-und-auf-webseiten_node.html" xlink:type="simple">BSI</text:a>, <text:a xlink:href="https://www.verbraucherzentrale.de/wissen/digitale-welt/phishingradar/phishingmails-woran-sie-sie-erkennen-und-worauf-sie-achten-muessen-6073" xlink:type="simple">Verbraucherzentrale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(6/15) Minispiel „Phishing erkennen“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4"/>
          <table:table-cell table:style-name="ce3" office:value-type="string" calcext:value-type="string">
            <text:p>Die Guten ins Töpfchen…</text:p>
          </table:table-cell>
          <table:table-cell table:style-name="ce5"/>
          <table:table-cell/>
        </table:table-row>
        <table:table-row table:style-name="ro1">
          <table:table-cell table:style-name="ce4" office:value-type="string" calcext:value-type="string">
            <text:p>(7/15) Auf Phishing reagier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zeigen</text:p>
          </table:table-cell>
          <table:table-cell table:style-name="ce4"/>
          <table:table-cell table:style-name="ce3"/>
          <table:table-cell table:style-name="ce5" office:value-type="string" calcext:value-type="string">
            <text:p>s. 4/15</text:p>
          </table:table-cell>
          <table:table-cell/>
        </table:table-row>
        <table:table-row table:style-name="ro1">
          <table:table-cell table:style-name="ce4" office:value-type="string" calcext:value-type="string">
            <text:p>(8/15) Phishing auf anderen Plattform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zeigen</text:p>
          </table:table-cell>
          <table:table-cell table:style-name="ce4" office:value-type="string" calcext:value-type="string">
            <text:p>Smishing</text:p>
          </table:table-cell>
          <table:table-cell table:style-name="ce4"/>
          <table:table-cell table:style-name="ce5" office:value-type="string" calcext:value-type="string">
            <text:p><text:a xlink:href="https://www.bsi.bund.de/DE/Themen/Verbraucherinnen-und-Verbraucher/Cyber-Sicherheitslage/Methoden-der-Cyber-Kriminalitaet/Spam-Phishing-Co/Gefaelschte-Absenderadressen/gefaelschte-absenderadressen_node.html" xlink:type="simple">BSI</text:a>, <text:a xlink:href="https://www.bsi.bund.de/DE/Themen/Verbraucherinnen-und-Verbraucher/Cyber-Sicherheitslage/Methoden-der-Cyber-Kriminalitaet/Spam-Phishing-Co/Passwortdiebstahl-durch-Phishing/passwortdiebstahl-durch-phishing_node.html" xlink:type="simple">BSI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(9/15) Minispiel „Phishing erkennen 2“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3"/>
          <table:table-cell table:style-name="ce3" office:value-type="string" calcext:value-type="string">
            <text:p>Adlerauge</text:p>
          </table:table-cell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(10/15) Spear-Fish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Bestehen</text:p>
          </table:table-cell>
          <table:table-cell table:style-name="ce4" office:value-type="string" calcext:value-type="string">
            <text:p>Spear-Fishing</text:p>
          </table:table-cell>
          <table:table-cell table:style-name="ce4"/>
          <table:table-cell table:style-name="ce5" office:value-type="string" calcext:value-type="string">
            <text:p><text:a xlink:href="https://www.ibm.com/de-de/topics/spear-phishing" xlink:type="simple">IBM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(11/15) Minispiel „Auf Phishing reagieren“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3"/>
          <table:table-cell table:style-name="ce3" office:value-type="string" calcext:value-type="string">
            <text:p>Abwehr erfolgreich</text:p>
          </table:table-cell>
          <table:table-cell table:style-name="ce3"/>
          <table:table-cell/>
        </table:table-row>
        <table:table-row table:style-name="ro1">
          <table:table-cell table:style-name="ce5" office:value-type="string" calcext:value-type="string">
            <text:p>(12/15) Abschlusstest: Phishing</text:p>
          </table:table-cell>
          <table:table-cell table:style-name="ce5" office:value-type="string" calcext:value-type="string">
            <text:p>Mind. 26/39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string" calcext:value-type="string">
            <text:p>Bestehen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5" office:value-type="string" calcext:value-type="string">
            <text:p>(13/15) Download: Checkliste Phishing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6" office:value-type="string" calcext:value-type="string">
            <text:p>(14/15) Exkurs: Aktuelle Phishing-Fälle und IP-Adressen</text:p>
          </table:table-cell>
          <table:table-cell table:style-name="ce6" table:number-columns-repeated="5"/>
          <table:table-cell table:style-name="ce14" office:value-type="string" calcext:value-type="string">
            <text:p><text:a xlink:href="https://www.verbraucherzentrale.de/wissen/digitale-welt/phishingradar/phishingradar-aktuelle-warnungen-6059" xlink:type="simple">Aktuelle Ph-Meldungen</text:a><text:span text:style-name="T5">, </text:span><text:a xlink:href="https://www.verbraucherzentrale.de/wissen/digitale-welt/phishingradar/so-lesen-sie-den-emailheader-6077" xlink:type="simple">Mailheader lesen</text:a></text:p>
          </table:table-cell>
          <table:table-cell/>
        </table:table-row>
        <table:table-row table:style-name="ro1">
          <table:table-cell table:style-name="ce5" office:value-type="string" calcext:value-type="string">
            <text:p>(15/15) Abschlusszertifikat Phishing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7" office:value-type="string" calcext:value-type="string" table:number-columns-spanned="7" table:number-rows-spanned="1">
            <text:p>Systeme und Daten schützen</text:p>
          </table:table-cell>
          <table:covered-table-cell table:number-columns-repeated="6"/>
          <table:table-cell/>
        </table:table-row>
        <table:table-row table:style-name="ro1">
          <table:table-cell table:style-name="ce2" office:value-type="string" calcext:value-type="string">
            <text:p>(1/13) Einleitung Systeme und Daten schütz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stehen</text:p>
          </table:table-cell>
          <table:table-cell table:style-name="ce2" table:number-columns-repeated="3"/>
          <table:table-cell table:style-name="ce16"/>
        </table:table-row>
        <table:table-row table:style-name="ro1">
          <table:table-cell table:style-name="ce2" office:value-type="string" calcext:value-type="string">
            <text:p>(2/13) Kostspielige Feh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zeigen</text:p>
          </table:table-cell>
          <table:table-cell table:style-name="ce2" office:value-type="string" calcext:value-type="string">
            <text:p>Schadsoftware, Externe Hardware</text:p>
          </table:table-cell>
          <table:table-cell table:style-name="ce13"/>
          <table:table-cell table:style-name="ce14" office:value-type="string" calcext:value-type="string">
            <text:p><text:a xlink:href="https://www.kingston.com/de/blog/data-security/fbi-warning-companies-mailed-usb-drives" xlink:type="simple">USB</text:a><text:span text:style-name="T6">, </text:span><text:a xlink:href="https://www.heise.de/news/Japan-Mann-verliert-USB-Stick-mit-Einwohnerdaten-einer-ganzen-Stadt-7153140.html" xlink:type="simple">Japan</text:a><text:span text:style-name="T6">, </text:span><text:a xlink:href="https://www.shredstation.co.uk/blog/seven-strange-uk-data-breaches-lost-unprotected-information/" xlink:type="simple">UK</text:a>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(3/13) Wie gelangt Schadsoftware in die eigenen System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zeigen</text:p>
          </table:table-cell>
          <table:table-cell table:style-name="ce2" office:value-type="string" calcext:value-type="string">
            <text:p>Schadsoftware</text:p>
          </table:table-cell>
          <table:table-cell table:style-name="ce2"/>
          <table:table-cell table:style-name="ce15" office:value-type="string" calcext:value-type="string">
            <text:p><text:a xlink:href="https://www.chip.de/&quot; \t &quot;_blank" xlink:type="simple">CHIP</text:a><text:span text:style-name="T6">, </text:span><text:a xlink:href="https://www.heise.de/&quot; \t &quot;_blank" xlink:type="simple">heise online</text:a><text:span text:style-name="T7">, </text:span><text:a xlink:href="https://www.bsi.bund.de/DE/Themen/Unternehmen-und-Organisationen/Informationen-und-Empfehlungen/Empfehlungen-nach-Gefaehrdungen/Malware/malware_node.html" xlink:type="simple">BSI</text:a>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(4/13) Umgang mit Softwar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Bestehen</text:p>
          </table:table-cell>
          <table:table-cell table:style-name="ce4" table:number-columns-repeated="3"/>
          <table:table-cell table:style-name="ce18"/>
        </table:table-row>
        <table:table-row table:style-name="ro1">
          <table:table-cell table:style-name="ce4" office:value-type="string" calcext:value-type="string">
            <text:p>(5/13) Umgang mit externen Geräte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Bestehen</text:p>
          </table:table-cell>
          <table:table-cell table:style-name="ce4" office:value-type="string" calcext:value-type="string">
            <text:p>Hardware, Software</text:p>
          </table:table-cell>
          <table:table-cell table:style-name="ce4" table:number-columns-repeated="2"/>
          <table:table-cell table:style-name="ce18"/>
        </table:table-row>
        <table:table-row table:style-name="ro1">
          <table:table-cell table:style-name="ce3" office:value-type="string" calcext:value-type="string">
            <text:p>(6/13) Minispiel "Lücken füllen"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3"/>
          <table:table-cell table:style-name="ce3" office:value-type="string" calcext:value-type="string">
            <text:p>Puzzlemeister</text:p>
          </table:table-cell>
          <table:table-cell table:style-name="ce3"/>
          <table:table-cell table:style-name="ce19"/>
        </table:table-row>
        <table:table-row table:style-name="ro1">
          <table:table-cell table:style-name="ce2" office:value-type="string" calcext:value-type="string">
            <text:p>(7/13) Was passiert durch Datenverlust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zeigen</text:p>
          </table:table-cell>
          <table:table-cell table:style-name="ce2" table:number-columns-repeated="2"/>
          <table:table-cell table:style-name="ce5" office:value-type="string" calcext:value-type="string">
            <text:p><text:a xlink:href="https://www.bsi.bund.de/DE/Themen/Verbraucherinnen-und-Verbraucher/Informationen-und-Empfehlungen/Cyber-Sicherheitsempfehlungen/Daten-sichern-verschluesseln-und-loeschen/Datensicherung-und-Datenverlust/Datenverlust-wie-schuetze-ich-mich/datenverlust-wie-schuetze-ich-mich_node.html" xlink:type="simple">BSI</text:a>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(8/13) Datenverluste verhindern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Bestehen</text:p>
          </table:table-cell>
          <table:table-cell table:style-name="ce4" table:number-columns-repeated="2"/>
          <table:table-cell table:style-name="ce5" office:value-type="string" calcext:value-type="string">
            <text:p><text:a xlink:href="https://www.srf.ch/audio/ratgeber/so-bewahrt-man-digitale-daten-lange-und-sicher-auf?id=12125891" xlink:type="simple">SRF</text:a></text:p>
          </table:table-cell>
          <table:table-cell table:style-name="ce18"/>
        </table:table-row>
        <table:table-row table:style-name="ro1">
          <table:table-cell table:style-name="ce3" office:value-type="string" calcext:value-type="string">
            <text:p>(9/13) Minispiel "Sicherer Arbeitsplatz"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3"/>
          <table:table-cell table:style-name="ce3" office:value-type="string" calcext:value-type="string">
            <text:p>Inspektor</text:p>
          </table:table-cell>
          <table:table-cell table:style-name="ce3"/>
          <table:table-cell table:style-name="ce19"/>
        </table:table-row>
        <table:table-row table:style-name="ro1">
          <table:table-cell table:style-name="ce5" office:value-type="string" calcext:value-type="string">
            <text:p>(10/13) Abschlusstest: Systeme und Daten schützen</text:p>
          </table:table-cell>
          <table:table-cell table:style-name="ce5" office:value-type="string" calcext:value-type="string">
            <text:p>Mind. 20/30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string" calcext:value-type="string">
            <text:p>Bestehen</text:p>
          </table:table-cell>
          <table:table-cell table:style-name="ce5" table:number-columns-repeated="3"/>
          <table:table-cell table:style-name="ce20"/>
        </table:table-row>
        <table:table-row table:style-name="ro1">
          <table:table-cell table:style-name="ce5" office:value-type="string" calcext:value-type="string">
            <text:p>(11/13) Download: Checkliste Systeme und Daten schützen</text:p>
          </table:table-cell>
          <table:table-cell table:style-name="ce5" table:number-columns-repeated="6"/>
          <table:table-cell table:style-name="ce20"/>
        </table:table-row>
        <table:table-row table:style-name="ro1">
          <table:table-cell table:style-name="ce6" office:value-type="string" calcext:value-type="string">
            <text:p>(12/13) Exkurs: Lebensdauer und aktuelle Sicherheitslücken</text:p>
          </table:table-cell>
          <table:table-cell table:style-name="ce6" table:number-columns-repeated="5"/>
          <table:table-cell table:style-name="ce14" office:value-type="string" calcext:value-type="string">
            <text:p><text:a xlink:href="https://mediafix.de/die-haltbarkeit-der-speichermedien/" xlink:type="simple">Lebensdauer</text:a><text:span text:style-name="T5">, </text:span><text:a xlink:href="https://wid.cert-bund.de/portal/wid/kurzinformationen" xlink:type="simple">aktuelle Sicherheitslücken</text:a>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(13/13) Abschlusszertifikat Systeme und Daten schützen</text:p>
          </table:table-cell>
          <table:table-cell table:style-name="ce6"/>
          <table:table-cell table:style-name="ce12"/>
          <table:table-cell table:style-name="ce10" table:number-columns-repeated="2"/>
          <table:table-cell table:style-name="ce5" table:number-columns-repeated="2"/>
          <table:table-cell table:style-name="ce20"/>
        </table:table-row>
        <table:table-row table:style-name="ro2">
          <table:table-cell table:style-name="ce7" office:value-type="string" calcext:value-type="string" table:number-columns-spanned="7" table:number-rows-spanned="1">
            <text:p>Backups und Datensicherungen</text:p>
          </table:table-cell>
          <table:covered-table-cell table:number-columns-repeated="6"/>
          <table:table-cell/>
        </table:table-row>
        <table:table-row table:style-name="ro1">
          <table:table-cell table:style-name="ce2" office:value-type="string" calcext:value-type="string">
            <text:p>(1/13) Einleitung Backups und Datensicheru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stehen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string" calcext:value-type="string">
            <text:p>(2/13) Gedankenspie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zeigen</text:p>
          </table:table-cell>
          <table:table-cell table:style-name="ce2"/>
          <table:table-cell table:style-name="ce13" table:number-columns-repeated="2"/>
          <table:table-cell/>
        </table:table-row>
        <table:table-row table:style-name="ro1">
          <table:table-cell table:style-name="ce2" office:value-type="string" calcext:value-type="string">
            <text:p>(3/13) Arten von Date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estehen</text:p>
          </table:table-cell>
          <table:table-cell table:style-name="ce2" office:value-type="string" calcext:value-type="string">
            <text:p>Backup, Datensicherung</text:p>
          </table:table-cell>
          <table:table-cell table:style-name="ce2"/>
          <table:table-cell table:style-name="ce5" office:value-type="string" calcext:value-type="string">
            <text:p><text:a xlink:href="https://www.bsi.bund.de/DE/Themen/Verbraucherinnen-und-Verbraucher/Informationen-und-Empfehlungen/Cyber-Sicherheitsempfehlungen/Daten-sichern-verschluesseln-und-loeschen/Datensicherung-und-Datenverlust/Back-up-Doppelt-gesichert-haelt-besser/back-up-doppelt-gesichert-haelt-besser_node.html" xlink:type="simple">BSI</text:a></text:p>
          </table:table-cell>
          <table:table-cell/>
        </table:table-row>
        <table:table-row table:style-name="ro1">
          <table:table-cell table:style-name="ce4" office:value-type="string" calcext:value-type="string">
            <text:p>(4/13) Aspekte der Datensicherung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Bestehen</text:p>
          </table:table-cell>
          <table:table-cell table:style-name="ce4" office:value-type="string" calcext:value-type="string">
            <text:p>Vollständig, Inkrementell, Differentiell</text:p>
          </table:table-cell>
          <table:table-cell table:style-name="ce4"/>
          <table:table-cell table:style-name="ce14" office:value-type="string" calcext:value-type="string">
            <text:p><text:a xlink:href="https://www.bsi.bund.de/DE/Themen/Verbraucherinnen-und-Verbraucher/Informationen-und-Empfehlungen/Cyber-Sicherheitsempfehlungen/Daten-sichern-verschluesseln-und-loeschen/Datensicherung-und-Datenverlust/Datensicherung-wie-geht-das/datensicherung-wie-geht-das_node.html" xlink:type="simple">BSI</text:a><text:span text:style-name="T8">, s. 3/13</text:span></text:p>
          </table:table-cell>
          <table:table-cell/>
        </table:table-row>
        <table:table-row table:style-name="ro1">
          <table:table-cell table:style-name="ce4" office:value-type="string" calcext:value-type="string">
            <text:p>(5/13) 3-2-1 Backup-Strategi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Bestehen</text:p>
          </table:table-cell>
          <table:table-cell table:style-name="ce4" office:value-type="string" calcext:value-type="string">
            <text:p>3-2-1 Backup-Strategie</text:p>
          </table:table-cell>
          <table:table-cell table:style-name="ce4"/>
          <table:table-cell table:style-name="ce5" office:value-type="string" calcext:value-type="string">
            <text:p><text:a xlink:href="https://www.chip.de/news/Unverzichtbar-fuer-Ihren-PC-3-2-1-Regel-ab-sofort-beachten_185176400.html&quot; \t &quot;_blank" xlink:type="simple">Chip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(6/13) Minispiel "Backups sortieren"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3"/>
          <table:table-cell table:style-name="ce3" office:value-type="string" calcext:value-type="string">
            <text:p>3-2-1 Meister</text:p>
          </table:table-cell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(7/13) Backups in verschiedenen Betriebssysteme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Bestehen</text:p>
          </table:table-cell>
          <table:table-cell table:style-name="ce4" table:number-columns-repeated="2"/>
          <table:table-cell table:style-name="ce5" office:value-type="string" calcext:value-type="string">
            <text:p><text:a xlink:href="https://www.bsi.bund.de/DE/Themen/Verbraucherinnen-und-Verbraucher/Informationen-und-Empfehlungen/Cyber-Sicherheitsempfehlungen/Daten-sichern-verschluesseln-und-loeschen/Datensicherung-und-Datenverlust/Datensicherung-wie-geht-das/Datensicherung-Schritt-fuer-Schritt/datensicherung-schritt-fuer-schritt_node.html" xlink:type="simple">BSI</text:a></text:p>
          </table:table-cell>
          <table:table-cell/>
        </table:table-row>
        <table:table-row table:style-name="ro1">
          <table:table-cell table:style-name="ce4" office:value-type="string" calcext:value-type="string">
            <text:p>(8/13) Backups mit kostenlosen Programm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zeigen</text:p>
          </table:table-cell>
          <table:table-cell table:style-name="ce4" table:number-columns-repeated="2"/>
          <table:table-cell table:style-name="ce5" office:value-type="string" calcext:value-type="string">
            <text:p><text:a xlink:href="https://www.chip.de/downloads/SyncBack-Free_42231473.html&quot; \t &quot;_blank" xlink:type="simple">SBF Download </text:a>, <text:a xlink:href="https://www.2brightsparks.com/resources/articles/beginners-guide-to-syncbackpro-install-and-profile-setup.html#create&quot; \t &quot;_blank" xlink:type="simple">SBF Anleitung </text:a>, <text:a xlink:href="https://www.chip.de/downloads/VeraCrypt_70310496.html&quot; \t &quot;_blank" xlink:type="simple">VC Download </text:a>, <text:a xlink:href="https://veracrypt.eu/en/Beginner%27s%20Tutorial.html&quot; \t &quot;_blank" xlink:type="simple">VC Anleitung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(9/13) Minispiel "Das erste Backup"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3"/>
          <table:table-cell table:style-name="ce3" office:value-type="string" calcext:value-type="string">
            <text:p>Speicherstratege</text:p>
          </table:table-cell>
          <table:table-cell table:style-name="ce3"/>
          <table:table-cell/>
        </table:table-row>
        <table:table-row table:style-name="ro1">
          <table:table-cell table:style-name="ce5" office:value-type="string" calcext:value-type="string">
            <text:p>(10/13) Abschlusstest: Backups und Datensicherung</text:p>
          </table:table-cell>
          <table:table-cell table:style-name="ce5" office:value-type="string" calcext:value-type="string">
            <text:p>Mind. 18/28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string" calcext:value-type="string">
            <text:p>Bestehen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5" office:value-type="string" calcext:value-type="string">
            <text:p>(11/13) Download: Checkliste Backups und Datensicherung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6" office:value-type="string" calcext:value-type="string">
            <text:p>(12/13) Exkurs: Cloud-Anbieter und Archive</text:p>
          </table:table-cell>
          <table:table-cell table:style-name="ce6" table:number-columns-repeated="2"/>
          <table:table-cell table:style-name="ce10" table:number-columns-repeated="2"/>
          <table:table-cell table:style-name="ce5"/>
          <table:table-cell table:style-name="ce5" office:value-type="string" calcext:value-type="string">
            <text:p><text:a xlink:href="https://www.heise.de/download/specials/Die-10-besten-Cloud-Speicher-3149052" xlink:type="simple">Cloud-Anbieter</text:a>, <text:a xlink:href="https://experience.dropbox.com/de-de/resources/backup-vs-archive#:~:text=Einfach%20gesagt%3A,von%20Datenspeicherungsanforderungen%20und%20Compliance%20verwendet." xlink:type="simple">Archiv vs Backup</text:a></text:p>
          </table:table-cell>
          <table:table-cell/>
        </table:table-row>
        <table:table-row table:style-name="ro1">
          <table:table-cell table:style-name="ce5" office:value-type="string" calcext:value-type="string">
            <text:p>(13/13) Abschlusszertifikat Backups und Datensicherung</text:p>
          </table:table-cell>
          <table:table-cell table:style-name="ce6" table:number-columns-repeated="2"/>
          <table:table-cell table:style-name="ce1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7" office:value-type="string" calcext:value-type="string" table:number-columns-spanned="7" table:number-rows-spanned="1">
            <text:p>Verhalten bei IT-Notfällen</text:p>
          </table:table-cell>
          <table:covered-table-cell table:number-columns-repeated="6"/>
          <table:table-cell/>
        </table:table-row>
        <table:table-row table:style-name="ro1">
          <table:table-cell table:style-name="ce2" office:value-type="string" calcext:value-type="string">
            <text:p>(1/12) Einleitung Verhalten bei IT-Notfäll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stehen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string" calcext:value-type="string">
            <text:p>(2/12) Die größten Hack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estehen</text:p>
          </table:table-cell>
          <table:table-cell table:style-name="ce10"/>
          <table:table-cell table:style-name="ce2"/>
          <table:table-cell table:style-name="ce14" office:value-type="string" calcext:value-type="string">
            <text:p><text:a xlink:href="https://www.heise.de/news/68-Millionen-verschluesselte-Passwoerter-aus-Dropbox-Hack-veroeffentlicht-3340846.html" xlink:type="simple">Dropbox Hack</text:a><text:span text:style-name="T9">, </text:span><text:a xlink:href="https://de.wikipedia.org/wiki/WannaCry" xlink:type="simple">WannaCry</text:a><text:span text:style-name="T9">, </text:span><text:a xlink:href="https://www.huffpost.com/entry/target-hack_n_4775640" xlink:type="simple">Target Phishing</text:a></text:p>
          </table:table-cell>
          <table:table-cell/>
        </table:table-row>
        <table:table-row table:style-name="ro1">
          <table:table-cell table:style-name="ce2" office:value-type="string" calcext:value-type="string">
            <text:p>(3/12) Arten von Schadsoftwa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zeigen</text:p>
          </table:table-cell>
          <table:table-cell table:style-name="ce2" office:value-type="string" calcext:value-type="string">
            <text:p>Adware, Ransomware, Spyware, Trojaner, Würmer, Makro-Schadsoftware, Viren</text:p>
          </table:table-cell>
          <table:table-cell table:style-name="ce2"/>
          <table:table-cell table:style-name="ce5" office:value-type="string" calcext:value-type="string">
            <text:p><text:a xlink:href="https://www.bsi.bund.de/DE/Themen/Unternehmen-und-Organisationen/Informationen-und-Empfehlungen/Empfehlungen-nach-Gefaehrdungen/Malware/malware_node.html&quot; \t &quot;_blank" xlink:type="simple">BSI</text:a></text:p>
          </table:table-cell>
          <table:table-cell/>
        </table:table-row>
        <table:table-row table:style-name="ro1">
          <table:table-cell table:style-name="ce2" office:value-type="string" calcext:value-type="string">
            <text:p>(4/12) Anzeichen für Vi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zeigen</text:p>
          </table:table-cell>
          <table:table-cell table:style-name="ce2" table:number-columns-repeated="2"/>
          <table:table-cell table:style-name="ce5" office:value-type="string" calcext:value-type="string">
            <text:p><text:a xlink:href="https://www.cybersicherheit.nrw/de/schadsoftware-erkennen&quot; \t &quot;_blank" xlink:type="simple">Koordinierungsstelle Cybersicherheit NRW</text:a></text:p>
          </table:table-cell>
          <table:table-cell/>
        </table:table-row>
        <table:table-row table:style-name="ro1">
          <table:table-cell table:style-name="ce4" office:value-type="string" calcext:value-type="string">
            <text:p>(5/12) Auf Schadsoftware reagieren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Bestehen</text:p>
          </table:table-cell>
          <table:table-cell table:style-name="ce4" table:number-columns-repeated="2"/>
          <table:table-cell table:style-name="ce5" office:value-type="string" calcext:value-type="string">
            <text:p><text:a xlink:href="https://www.avg.com/de/signal/how-to-get-rid-of-a-virus-or-malware-on-your-computer" xlink:type="simple">AVG</text:a>, <text:a xlink:href="https://www.digital-kompass.de/node/1853&quot; \t &quot;_blank" xlink:type="simple">Digital Kompass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(6/12) Minispiel "Virenschleuder"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estehen</text:p>
          </table:table-cell>
          <table:table-cell table:style-name="ce3"/>
          <table:table-cell table:style-name="ce3" office:value-type="string" calcext:value-type="string">
            <text:p>Virenscanner</text:p>
          </table:table-cell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(7/12) Vorbeugende Maßnahme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Bestehen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4" office:value-type="string" calcext:value-type="string">
            <text:p>(8/12) Was tun nach Fehlern?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zeigen</text:p>
          </table:table-cell>
          <table:table-cell table:style-name="ce4" table:number-columns-repeated="2"/>
          <table:table-cell table:style-name="ce5" office:value-type="string" calcext:value-type="string">
            <text:p><text:a xlink:href="https://www.verbraucherzentrale.de/wissen/digitale-welt/phishingradar/phishingmails-woran-sie-sie-erkennen-und-worauf-sie-achten-muessen-6073" xlink:type="simple">Verbraucherzentrale</text:a></text:p>
          </table:table-cell>
          <table:table-cell/>
        </table:table-row>
        <table:table-row table:style-name="ro1">
          <table:table-cell table:style-name="ce5" office:value-type="string" calcext:value-type="string">
            <text:p>(9/12) Abschlusstest: Verhalten bei IT-Notfällen</text:p>
          </table:table-cell>
          <table:table-cell table:style-name="ce5" office:value-type="string" calcext:value-type="string">
            <text:p>Mind. 14/21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string" calcext:value-type="string">
            <text:p>Bestehen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5" office:value-type="string" calcext:value-type="string">
            <text:p>(10/12) Download: Checkliste Verhalten bei IT-Notfällen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6" office:value-type="string" calcext:value-type="string">
            <text:p>(11/12) Exkurs: Virenscanner und IT-Notfallmanagement</text:p>
          </table:table-cell>
          <table:table-cell table:style-name="ce5" table:number-columns-repeated="5"/>
          <table:table-cell table:style-name="ce5" office:value-type="string" calcext:value-type="string">
            <text:p><text:a xlink:href="https://www.bsi.bund.de/DE/Themen/Unternehmen-und-Organisationen/Informationen-und-Empfehlungen/Empfehlungen-nach-Angriffszielen/Unternehmen-allgemein/IT-Notfallkarte/Massnahmenkatalog/massnahmenkatalog_node.html" xlink:type="simple">IT-Notfallmanagement</text:a>, <text:a xlink:href="https://www.chip.de/artikel/Virenscanner-Test-Windows-Das-sind-die-besten-Security-Suiten_179237183.html" xlink:type="simple">Virenscanner Vergleich</text:a></text:p>
          </table:table-cell>
          <table:table-cell/>
        </table:table-row>
        <table:table-row table:style-name="ro1">
          <table:table-cell table:style-name="ce5" office:value-type="string" calcext:value-type="string">
            <text:p>(12/12) Abschlusszertifikat Verhalten bei IT-Notfällen</text:p>
          </table:table-cell>
          <table:table-cell table:style-name="ce5" table:number-columns-repeated="6"/>
          <table:table-cell/>
        </table:table-row>
        <table:table-row table:style-name="ro2" table:number-rows-repeated="104850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0T15:20:37.489000000</meta:creation-date>
    <dc:date>2024-11-10T15:31:34.001000000</dc:date>
    <meta:editing-duration>PT10M58S</meta:editing-duration>
    <meta:editing-cycles>2</meta:editing-cycles>
    <meta:generator>LibreOffice/7.0.4.2$Windows_X86_64 LibreOffice_project/dcf040e67528d9187c66b2379df5ea4407429775</meta:generator>
    <meta:document-statistic meta:table-count="1" meta:cell-count="287" meta:object-count="0"/>
  </office:meta>
</office:document-meta>
</file>